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 </text:span><text:span text:style-name="T2">speech_recognition </text:span><text:span text:style-name="T1">as </text:span><text:span text:style-name="T2">sr</text:span><text:line-break/><text:span text:style-name="T1">from </text:span><text:span text:style-name="T2">gtts </text:span><text:span text:style-name="T1">import </text:span><text:span text:style-name="T2">gTTS</text:span><text:line-break/><text:span text:style-name="T1">import </text:span><text:span text:style-name="T2">playsound</text:span><text:line-break/><text:span text:style-name="T1">import </text:span><text:span text:style-name="T2">os</text:span><text:line-break/><text:span text:style-name="T1">import </text:span><text:span text:style-name="T2">re</text:span><text:line-break/><text:span text:style-name="T1">import </text:span><text:span text:style-name="T2">webbrowser</text:span><text:line-break/><text:span text:style-name="T1">import </text:span><text:span text:style-name="T2">requests</text:span><text:line-break/><text:span text:style-name="T1">import </text:span><text:span text:style-name="T2">pywhatkit </text:span><text:span text:style-name="T1">as </text:span><text:span text:style-name="T2">kit</text:span><text:line-break/><text:span text:style-name="T1">import </text:span><text:span text:style-name="T2">datetime</text:span><text:line-break/><text:span text:style-name="T1">import </text:span><text:span text:style-name="T2">pyautogui</text:span><text:line-break/><text:span text:style-name="T1">import </text:span><text:span text:style-name="T2">speedtest</text:span><text:line-break/><text:span text:style-name="T1">import </text:span><text:span text:style-name="T2">winsound</text:span><text:line-break/><text:span text:style-name="T1">import </text:span><text:span text:style-name="T2">geocoder</text:span><text:line-break/><text:span text:style-name="T1">from </text:span><text:span text:style-name="T2">urllib.request </text:span><text:span text:style-name="T1">import </text:span><text:span text:style-name="T2">urlopen</text:span><text:line-break/><text:span text:style-name="T1">import </text:span><text:span text:style-name="T2">json</text:span><text:line-break/><text:line-break/><text:span text:style-name="T1">def </text:span><text:span text:style-name="T3">pvoice</text:span><text:span text:style-name="T2">(String): <text:s/></text:span><text:span text:style-name="T4">#programme voice fn. defenation</text:span><text:line-break/><text:span text:style-name="T4"> <text:s text:c="3"/></text:span><text:span text:style-name="T5">print</text:span><text:span text:style-name="T2">(String) <text:s text:c="3"/></text:span><text:span text:style-name="T4">#printing string on screen will tell also</text:span><text:line-break/><text:span text:style-name="T4"> <text:s text:c="3"/></text:span><text:span text:style-name="T2">obj = gTTS(</text:span><text:span text:style-name="T6">text</text:span><text:span text:style-name="T2">=String</text:span><text:span text:style-name="T1">,</text:span><text:span text:style-name="T6">lang</text:span><text:span text:style-name="T2">=</text:span><text:span text:style-name="T7">"en"</text:span><text:span text:style-name="T1">,</text:span><text:span text:style-name="T6">slow</text:span><text:span text:style-name="T2">=</text:span><text:span text:style-name="T1">False</text:span><text:span text:style-name="T2">) <text:s text:c="2"/></text:span><text:span text:style-name="T4">#converting text to speech file and storing to object file</text:span><text:line-break/><text:span text:style-name="T4"> <text:s text:c="3"/></text:span><text:span text:style-name="T2">obj.save(</text:span><text:span text:style-name="T7">"Speech.mp3"</text:span><text:span text:style-name="T2">) <text:s text:c="13"/></text:span><text:span text:style-name="T4">#saving the object file to mp3 format</text:span><text:line-break/><text:span text:style-name="T4"> <text:s text:c="3"/></text:span><text:span text:style-name="T2">playsound.playsound(</text:span><text:span text:style-name="T7">"Speech.mp3"</text:span><text:span text:style-name="T2">) <text:s text:c="2"/></text:span><text:span text:style-name="T4">#playing the mp3 file</text:span><text:line-break/><text:span text:style-name="T4"> <text:s text:c="3"/></text:span><text:span text:style-name="T2">os.remove(</text:span><text:span text:style-name="T7">"Speech.mp3"</text:span><text:span text:style-name="T2">) <text:s text:c="12"/></text:span><text:span text:style-name="T4">#removing the file so that next time new words become saved</text:span><text:line-break/><text:line-break/><text:span text:style-name="T1">def </text:span><text:span text:style-name="T3">hear</text:span><text:span text:style-name="T2">():</text:span><text:line-break/><text:span text:style-name="T2"> <text:s text:c="3"/>s = sr.Recognizer() <text:s text:c="9"/></text:span><text:span text:style-name="T4">#created object s of recognizer method</text:span><text:line-break/><text:span text:style-name="T4"> <text:s text:c="3"/></text:span><text:span text:style-name="T1">with </text:span><text:span text:style-name="T2">sr.Microphone() </text:span><text:span text:style-name="T1">as </text:span><text:span text:style-name="T2">mic: </text:span><text:span text:style-name="T4">#using microphone as mic</text:span><text:line-break/><text:span text:style-name="T4"> <text:s text:c="7"/></text:span><text:span text:style-name="T5">print</text:span><text:span text:style-name="T2">(</text:span><text:span text:style-name="T7">"I am Hearing..."</text:span><text:span text:style-name="T2">) </text:span><text:span text:style-name="T4">#responding on screen (only text)</text:span><text:line-break/><text:span text:style-name="T4"> <text:s text:c="7"/></text:span><text:span text:style-name="T2">audio = s.listen(mic</text:span><text:span text:style-name="T1">,</text:span><text:span text:style-name="T6">phrase_time_limit </text:span><text:span text:style-name="T2">= </text:span><text:span text:style-name="T9">10</text:span><text:span text:style-name="T2">) </text:span><text:span text:style-name="T4">#listning to mic for 10 sec,</text:span><text:line-break/><text:span text:style-name="T4"> <text:s text:c="3"/></text:span><text:span text:style-name="T2">data=</text:span><text:span text:style-name="T7">"" <text:s text:c="21"/></text:span><text:span text:style-name="T4">#empty string declearition</text:span><text:line-break/><text:span text:style-name="T4"> <text:s text:c="3"/></text:span><text:span text:style-name="T1">try</text:span><text:span text:style-name="T2">:</text:span><text:line-break/><text:span text:style-name="T2"> <text:s text:c="7"/>data = s.recognize_google(audio</text:span><text:span text:style-name="T1">,</text:span><text:span text:style-name="T6">language</text:span><text:span text:style-name="T2">=</text:span><text:span text:style-name="T7">'en-US'</text:span><text:span text:style-name="T2">) </text:span><text:span text:style-name="T4">#converting intake audio with the help of sr module</text:span><text:line-break/><text:span text:style-name="T4"> <text:s text:c="7"/></text:span><text:span text:style-name="T5">print</text:span><text:span text:style-name="T2">(</text:span><text:span text:style-name="T7">"You said:"</text:span><text:span text:style-name="T2">+data) <text:s text:c="26"/></text:span><text:span text:style-name="T4">#showing on screen only text</text:span><text:line-break/><text:span text:style-name="T4"> <text:s text:c="3"/></text:span><text:span text:style-name="T1">except </text:span><text:span text:style-name="T2">sr.UnknownValueError:</text:span><text:line-break/><text:span text:style-name="T2"> <text:s text:c="7"/>pvoice(</text:span><text:span text:style-name="T7">"Sorry Sir,I Wasn't Able To Hear You"</text:span><text:span text:style-name="T2">) <text:s text:c="7"/></text:span><text:span text:style-name="T4">#unknown error occured</text:span><text:line-break/><text:span text:style-name="T4"> <text:s text:c="3"/></text:span><text:span text:style-name="T1">except </text:span><text:span text:style-name="T2">sr.RequestError </text:span><text:span text:style-name="T1">as </text:span><text:span text:style-name="T2">k:</text:span><text:line-break/><text:span text:style-name="T2"> <text:s text:c="7"/>pvoice(</text:span><text:span text:style-name="T7">"Sorry SIR, I Am Unable To Fullfill Your Request As"</text:span><text:span text:style-name="T2">+k) <text:s/></text:span><text:span text:style-name="T4">#request error occored</text:span><text:line-break/><text:span text:style-name="T4"> <text:s text:c="3"/></text:span><text:span text:style-name="T1">return </text:span><text:span text:style-name="T2">data</text:span><text:line-break/><text:line-break/><text:span text:style-name="T1">def </text:span><text:span text:style-name="T3">alarm</text:span><text:span text:style-name="T2">(Timig): </text:span><text:span text:style-name="T4">#alarm function defination</text:span><text:line-break/><text:span text:style-name="T4"> <text:s text:c="3"/></text:span><text:span text:style-name="T2">altime = </text:span><text:span text:style-name="T5">str</text:span><text:span text:style-name="T2">(datetime.datetime.now().strptime(Timig</text:span><text:span text:style-name="T1">, </text:span><text:span text:style-name="T7">"%I:%M %p"</text:span><text:span text:style-name="T2">))</text:span><text:line-break/><text:span text:style-name="T2"> <text:s text:c="3"/>altime = altime[</text:span><text:span text:style-name="T9">11</text:span><text:span text:style-name="T2">:-</text:span><text:span text:style-name="T9">3</text:span><text:span text:style-name="T2">]</text:span><text:line-break/><text:span text:style-name="T2"> <text:s text:c="3"/>hr_real = altime[:</text:span><text:span text:style-name="T9">2</text:span><text:span text:style-name="T2">]</text:span><text:line-break/><text:span text:style-name="T2"> <text:s text:c="3"/>hr_real = </text:span><text:span text:style-name="T5">int</text:span><text:span text:style-name="T2">(hr_real)</text:span><text:line-break/><text:span text:style-name="T2"> <text:s text:c="3"/>mi_real = altime[</text:span><text:span text:style-name="T9">3</text:span><text:span text:style-name="T2">:</text:span><text:span text:style-name="T9">5</text:span><text:span text:style-name="T2">]</text:span><text:line-break/><text:span text:style-name="T2"> <text:s text:c="3"/>mi_real = </text:span><text:span text:style-name="T5">int</text:span><text:span text:style-name="T2">(mi_real)</text:span><text:line-break/><text:span text:style-name="T2"> <text:s text:c="3"/>pvoice(</text:span><text:span text:style-name="T7">f"Done, alarm is set for </text:span><text:span text:style-name="T1">{</text:span><text:span text:style-name="T2">Timig</text:span><text:span text:style-name="T1">}</text:span><text:span text:style-name="T7">"</text:span><text:span text:style-name="T2">)</text:span><text:line-break/><text:line-break/><text:span text:style-name="T2"> <text:s text:c="3"/></text:span><text:span text:style-name="T1">while True</text:span><text:span text:style-name="T2">:</text:span><text:line-break/><text:span text:style-name="T2"> <text:s text:c="7"/></text:span><text:span text:style-name="T1">if </text:span><text:span text:style-name="T2">hr_real == datetime.datetime.now().hour:</text:span><text:line-break/><text:span text:style-name="T2"> <text:s text:c="11"/></text:span><text:span text:style-name="T1">if </text:span><text:span text:style-name="T2">mi_real == datetime.datetime.now().minute:</text:span><text:line-break/><text:span text:style-name="T2"> <text:s text:c="15"/></text:span><text:span text:style-name="T5">print</text:span><text:span text:style-name="T2">(</text:span><text:span text:style-name="T7">"alarm is running"</text:span><text:span text:style-name="T2">)</text:span><text:line-break/><text:span text:style-name="T2"> <text:s text:c="15"/>winsound.PlaySound(</text:span><text:span text:style-name="T7">'abc'</text:span><text:span text:style-name="T1">, </text:span><text:span text:style-name="T2">winsound.SND_LOOP)</text:span><text:line-break/><text:span text:style-name="T2"> <text:s text:c="11"/></text:span><text:span text:style-name="T1">elif </text:span><text:span text:style-name="T2">mi_real &lt; datetime.datetime.now().minute:</text:span><text:line-break/><text:span text:style-name="T2"> <text:s text:c="15"/></text:span><text:span text:style-name="T1">break</text:span><text:line-break/><text:line-break/><text:span text:style-name="T1">def </text:span><text:span text:style-name="T3">is_internet_available</text:span><text:span text:style-name="T2">():</text:span><text:line-break/><text:span text:style-name="T2"> <text:s text:c="3"/></text:span><text:span text:style-name="T1">try</text:span><text:span text:style-name="T2">:</text:span><text:line-break/><text:span text:style-name="T2"> <text:s text:c="7"/>urlopen(</text:span><text:span text:style-name="T7">'http://216.58.192.142'</text:span><text:span text:style-name="T1">, </text:span><text:span text:style-name="T6">timeout</text:span><text:span text:style-name="T2">=</text:span><text:span text:style-name="T9">1</text:span><text:span text:style-name="T2">)</text:span><text:line-break/><text:span text:style-name="T2"> <text:s text:c="7"/></text:span><text:span text:style-name="T1">return True</text:span><text:line-break/><text:span text:style-name="T1"> <text:s text:c="3"/>except</text:span><text:span text:style-name="T2">:</text:span><text:line-break/><text:span text:style-name="T2"> <text:s text:c="7"/></text:span><text:span text:style-name="T1">return False</text:span><text:line-break/><text:soft-page-break/><text:line-break/><text:span text:style-name="T1">def </text:span><text:span text:style-name="T3">personal_assistant</text:span><text:span text:style-name="T2">(data):</text:span><text:line-break/><text:span text:style-name="T2"> <text:s text:c="3"/></text:span><text:span text:style-name="T1">if </text:span><text:span text:style-name="T2">re.search(</text:span><text:span text:style-name="T7">"</text:span><text:span text:style-name="T8">open</text:span><text:span text:style-name="T7">"</text:span><text:span text:style-name="T1">,</text:span><text:span text:style-name="T2">data.casefold()): </text:span><text:span text:style-name="T4">#opening any web page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data = data.split(</text:span><text:span text:style-name="T7">' '</text:span><text:span text:style-name="T2">)[-</text:span><text:span text:style-name="T9">1</text:span><text:span text:style-name="T2">]</text:span><text:line-break/><text:span text:style-name="T2"> <text:s text:c="7"/>url = </text:span><text:span text:style-name="T7">"https://www."</text:span><text:span text:style-name="T2">+data+</text:span><text:span text:style-name="T7">".com"</text:span><text:line-break/><text:span text:style-name="T7"> <text:s text:c="7"/></text:span><text:span text:style-name="T2">webbrowser.open(url)</text:span><text:line-break/><text:span text:style-name="T2"> <text:s text:c="7"/>pvoice(</text:span><text:span text:style-name="T7">'Done'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music|play|video</text:span><text:span text:style-name="T7">"</text:span><text:span text:style-name="T1">,</text:span><text:span text:style-name="T2">data.casefold()): </text:span><text:span text:style-name="T4">#playing songs,music etc</text:span><text:line-break/><text:span text:style-name="T4"> <text:s text:c="7"/></text:span><text:span text:style-name="T2">hearing =</text:span><text:span text:style-name="T1">True</text:span><text:line-break/><text:span text:style-name="T1"> <text:s text:c="7"/></text:span><text:span text:style-name="T2">kit.playonyt(data)</text:span><text:line-break/><text:span text:style-name="T2"> <text:s text:c="7"/>pvoice(</text:span><text:span text:style-name="T7">'Done'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volume up|sound up|sound increase</text:span><text:span text:style-name="T7">"</text:span><text:span text:style-name="T1">,</text:span><text:span text:style-name="T2">data.casefold()): <text:s/></text:span><text:span text:style-name="T4">#increasing decreasing and muting volume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pyautogui.press(</text:span><text:span text:style-name="T7">"volumeup"</text:span><text:span text:style-name="T2">)</text:span><text:line-break/><text:span text:style-name="T2"> <text:s text:c="7"/>pvoice(</text:span><text:span text:style-name="T7">'Done'</text:span><text:span text:style-name="T2">)</text:span><text:line-break/><text:span text:style-name="T2"> <text:s text:c="3"/></text:span><text:span text:style-name="T1">elif </text:span><text:span text:style-name="T2">re.search(</text:span><text:span text:style-name="T7">"</text:span><text:span text:style-name="T8">volume down|volume decrease|sound decrease</text:span><text:span text:style-name="T7">"</text:span><text:span text:style-name="T1">,</text:span><text:span text:style-name="T2">data.casefold()):</text:span><text:line-break/><text:span text:style-name="T2"> <text:s text:c="7"/>hearing = </text:span><text:span text:style-name="T1">True</text:span><text:line-break/><text:span text:style-name="T1"> <text:s text:c="7"/></text:span><text:span text:style-name="T2">pyautogui.press(</text:span><text:span text:style-name="T7">"volumedown"</text:span><text:span text:style-name="T2">)</text:span><text:line-break/><text:span text:style-name="T2"> <text:s text:c="7"/>pvoice(</text:span><text:span text:style-name="T7">'Done'</text:span><text:span text:style-name="T2">)</text:span><text:line-break/><text:span text:style-name="T2"> <text:s text:c="3"/></text:span><text:span text:style-name="T1">elif </text:span><text:span text:style-name="T2">re.search(</text:span><text:span text:style-name="T7">"</text:span><text:span text:style-name="T8">mute|shut up</text:span><text:span text:style-name="T7">"</text:span><text:span text:style-name="T1">,</text:span><text:span text:style-name="T2">data.casefold()):</text:span><text:line-break/><text:span text:style-name="T2"> <text:s text:c="7"/>hearing = </text:span><text:span text:style-name="T1">True</text:span><text:line-break/><text:span text:style-name="T1"> <text:s text:c="7"/></text:span><text:span text:style-name="T2">pyautogui.press(</text:span><text:span text:style-name="T7">"volumemute"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'</text:span><text:span text:style-name="T8">weather|temperature</text:span><text:span text:style-name="T7">'</text:span><text:span text:style-name="T1">,</text:span><text:span text:style-name="T2">data.casefold()): </text:span><text:span text:style-name="T4">#tells us about weather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city = data.split(</text:span><text:span text:style-name="T7">' '</text:span><text:span text:style-name="T2">)[-</text:span><text:span text:style-name="T9">1</text:span><text:span text:style-name="T2">]</text:span><text:line-break/><text:span text:style-name="T2"> <text:s text:c="7"/>api=</text:span><text:span text:style-name="T7">"https://api.openweathermap.org/data/2.5/weather?q="</text:span><text:span text:style-name="T2">+city+</text:span><text:span text:style-name="T7">"&amp;appid=c5c5e14629dd1fc927a94bb504847bee"</text:span><text:line-break/><text:span text:style-name="T7"> <text:s text:c="7"/></text:span><text:span text:style-name="T2">json_data=requests.get(api).json()</text:span><text:line-break/><text:span text:style-name="T2"> <text:s text:c="7"/>temp=</text:span><text:span text:style-name="T5">int</text:span><text:span text:style-name="T2">(json_data[</text:span><text:span text:style-name="T7">'main'</text:span><text:span text:style-name="T2">][</text:span><text:span text:style-name="T7">'temp'</text:span><text:span text:style-name="T2">]-</text:span><text:span text:style-name="T9">273.15</text:span><text:span text:style-name="T2">)</text:span><text:line-break/><text:span text:style-name="T2"> <text:s text:c="7"/>pvoice(</text:span><text:span text:style-name="T7">"It's "</text:span><text:span text:style-name="T2">+</text:span><text:span text:style-name="T7">f'</text:span><text:span text:style-name="T1">{</text:span><text:span text:style-name="T2">temp</text:span><text:span text:style-name="T1">}</text:span><text:span text:style-name="T7">'</text:span><text:span text:style-name="T2">+</text:span><text:span text:style-name="T7">" °Celcius Temperature in "</text:span><text:span text:style-name="T2">+city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time and date</text:span><text:span text:style-name="T7">"</text:span><text:span text:style-name="T1">,</text:span><text:span text:style-name="T2">data.casefold()): </text:span><text:span text:style-name="T4">#time and date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current = datetime.datetime.now()</text:span><text:line-break/><text:span text:style-name="T2"> <text:s text:c="7"/>date = (current.strftime(</text:span><text:span text:style-name="T7">"%D"</text:span><text:span text:style-name="T2">))</text:span><text:line-break/><text:span text:style-name="T2"> <text:s text:c="7"/>pvoice(</text:span><text:span text:style-name="T7">f"today's date is: </text:span><text:span text:style-name="T1">{</text:span><text:span text:style-name="T2">date</text:span><text:span text:style-name="T1">}</text:span><text:span text:style-name="T7">"</text:span><text:span text:style-name="T2">)</text:span><text:line-break/><text:span text:style-name="T2"> <text:s text:c="7"/>time = (current.strftime(</text:span><text:span text:style-name="T7">"%T"</text:span><text:span text:style-name="T2">))</text:span><text:line-break/><text:span text:style-name="T2"> <text:s text:c="7"/>pvoice(</text:span><text:span text:style-name="T7">f"and current time is: </text:span><text:span text:style-name="T1">{</text:span><text:span text:style-name="T2">time</text:span><text:span text:style-name="T1">}</text:span><text:span text:style-name="T7"> sir"</text:span><text:span text:style-name="T2">)</text:span><text:line-break/><text:span text:style-name="T2"> <text:s text:c="3"/></text:span><text:span text:style-name="T1">elif </text:span><text:span text:style-name="T2">re.search(</text:span><text:span text:style-name="T7">"</text:span><text:span text:style-name="T8">date</text:span><text:span text:style-name="T7">"</text:span><text:span text:style-name="T1">,</text:span><text:span text:style-name="T2">data.casefold()):</text:span><text:line-break/><text:span text:style-name="T2"> <text:s text:c="7"/>hearing = </text:span><text:span text:style-name="T1">True</text:span><text:line-break/><text:span text:style-name="T1"> <text:s text:c="7"/></text:span><text:span text:style-name="T2">current = datetime.datetime.now()</text:span><text:line-break/><text:span text:style-name="T2"> <text:s text:c="7"/>date = (current.strftime(</text:span><text:span text:style-name="T7">"%D"</text:span><text:span text:style-name="T2">))</text:span><text:line-break/><text:span text:style-name="T2"> <text:s text:c="7"/>pvoice(</text:span><text:span text:style-name="T7">f"today's date is: </text:span><text:span text:style-name="T1">{</text:span><text:span text:style-name="T2">date</text:span><text:span text:style-name="T1">}</text:span><text:span text:style-name="T7"> sir"</text:span><text:span text:style-name="T2">)</text:span><text:line-break/><text:span text:style-name="T2"> <text:s text:c="3"/></text:span><text:span text:style-name="T1">elif </text:span><text:span text:style-name="T2">re.search(</text:span><text:span text:style-name="T7">"</text:span><text:span text:style-name="T8">time</text:span><text:span text:style-name="T7">"</text:span><text:span text:style-name="T1">,</text:span><text:span text:style-name="T2">data.casefold()):</text:span><text:line-break/><text:span text:style-name="T2"> <text:s text:c="7"/>hearing = </text:span><text:span text:style-name="T1">True</text:span><text:line-break/><text:span text:style-name="T1"> <text:s text:c="7"/></text:span><text:span text:style-name="T2">current = datetime.datetime.now()</text:span><text:line-break/><text:span text:style-name="T2"> <text:s text:c="7"/>time = (current.strftime(</text:span><text:span text:style-name="T7">"%T"</text:span><text:span text:style-name="T2">))</text:span><text:line-break/><text:span text:style-name="T2"> <text:s text:c="7"/>pvoice(</text:span><text:span text:style-name="T7">f"current time is: </text:span><text:span text:style-name="T1">{</text:span><text:span text:style-name="T2">time</text:span><text:span text:style-name="T1">}</text:span><text:span text:style-name="T7"> sir"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alarm</text:span><text:span text:style-name="T7">"</text:span><text:span text:style-name="T1">,</text:span><text:span text:style-name="T2">data.casefold()): </text:span><text:span text:style-name="T4">#setting an alarm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pvoice(</text:span><text:span text:style-name="T7">"For which time i should set the alarm,sir"</text:span><text:span text:style-name="T2">)</text:span><text:line-break/><text:span text:style-name="T2"> <text:s text:c="7"/>tt = hear()</text:span><text:line-break/><text:span text:style-name="T2"> <text:s text:c="7"/>tt = tt.replace(</text:span><text:span text:style-name="T7">"set alarm to "</text:span><text:span text:style-name="T1">, </text:span><text:span text:style-name="T7">""</text:span><text:span text:style-name="T2">)</text:span><text:line-break/><text:span text:style-name="T2"> <text:s text:c="7"/>tt = tt.replace(</text:span><text:span text:style-name="T7">"."</text:span><text:span text:style-name="T1">, </text:span><text:span text:style-name="T7">""</text:span><text:span text:style-name="T2">)</text:span><text:line-break/><text:span text:style-name="T2"> <text:s text:c="7"/>tt = tt.upper()</text:span><text:line-break/><text:span text:style-name="T2"> <text:s text:c="7"/>alarm(tt)</text:span><text:line-break/><text:line-break/><text:soft-page-break/><text:span text:style-name="T2"> <text:s text:c="3"/></text:span><text:span text:style-name="T1">if </text:span><text:span text:style-name="T2">re.search(</text:span><text:span text:style-name="T7">"</text:span><text:span text:style-name="T8">location</text:span><text:span text:style-name="T7">"</text:span><text:span text:style-name="T1">,</text:span><text:span text:style-name="T2">data.casefold()): </text:span><text:span text:style-name="T4">#current location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g = geocoder.ip(</text:span><text:span text:style-name="T7">'me'</text:span><text:span text:style-name="T2">)</text:span><text:line-break/><text:span text:style-name="T2"> <text:s text:c="7"/>real = g.latlng</text:span><text:line-break/><text:span text:style-name="T2"> <text:s text:c="7"/>pvoice(</text:span><text:span text:style-name="T7">f"We are at </text:span><text:span text:style-name="T1">{</text:span><text:span text:style-name="T2">real[</text:span><text:span text:style-name="T9">0</text:span><text:span text:style-name="T2">]</text:span><text:span text:style-name="T1">}</text:span><text:span text:style-name="T7"> lantitude and </text:span><text:span text:style-name="T1">{</text:span><text:span text:style-name="T2">real[</text:span><text:span text:style-name="T9">1</text:span><text:span text:style-name="T2">]</text:span><text:span text:style-name="T1">}</text:span><text:span text:style-name="T7"> longitude"</text:span><text:span text:style-name="T2">)</text:span><text:line-break/><text:line-break/><text:span text:style-name="T2"> <text:s text:c="3"/></text:span><text:span text:style-name="T1">if </text:span><text:span text:style-name="T7">"word" </text:span><text:span text:style-name="T1">in </text:span><text:span text:style-name="T2">data.casefold(): </text:span><text:span text:style-name="T4">#spell the word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data = data.split(</text:span><text:span text:style-name="T7">' '</text:span><text:span text:style-name="T2">)[-</text:span><text:span text:style-name="T9">1</text:span><text:span text:style-name="T2">]</text:span><text:line-break/><text:span text:style-name="T2"> <text:s text:c="7"/>pvoice(</text:span><text:span text:style-name="T7">f"Spelling of the word </text:span><text:span text:style-name="T1">{</text:span><text:span text:style-name="T2">data</text:span><text:span text:style-name="T1">}</text:span><text:span text:style-name="T7"> is:"</text:span><text:span text:style-name="T2">)</text:span><text:line-break/><text:span text:style-name="T2"> <text:s text:c="7"/></text:span><text:span text:style-name="T1">for </text:span><text:span text:style-name="T2">x </text:span><text:span text:style-name="T1">in </text:span><text:span text:style-name="T2">data:</text:span><text:line-break/><text:span text:style-name="T2"> <text:s text:c="11"/>pvoice(</text:span><text:span text:style-name="T7">f"</text:span><text:span text:style-name="T1">{</text:span><text:span text:style-name="T2">x</text:span><text:span text:style-name="T1">}</text:span><text:span text:style-name="T7">"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internet speed</text:span><text:span text:style-name="T7">"</text:span><text:span text:style-name="T1">,</text:span><text:span text:style-name="T2">data.casefold()): </text:span><text:span text:style-name="T4">#check internet speed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r = speedtest.Speedtest()</text:span><text:line-break/><text:span text:style-name="T2"> <text:s text:c="7"/>downlod = r.download()</text:span><text:line-break/><text:span text:style-name="T2"> <text:s text:c="7"/>uplod = r.upload()</text:span><text:line-break/><text:span text:style-name="T2"> <text:s text:c="7"/>pvoice(</text:span><text:span text:style-name="T7">f"sir we have </text:span><text:span text:style-name="T1">{</text:span><text:span text:style-name="T2">downlod</text:span><text:span text:style-name="T1">}</text:span><text:span text:style-name="T7"> bit per second downloading speed and </text:span><text:span text:style-name="T1">{</text:span><text:span text:style-name="T2">uplod</text:span><text:span text:style-name="T1">}</text:span><text:span text:style-name="T7"> bit per second uploading speed"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internet connection</text:span><text:span text:style-name="T7">"</text:span><text:span text:style-name="T1">,</text:span><text:span text:style-name="T2">data.casefold()): </text:span><text:span text:style-name="T4">#check internet connectivity</text:span><text:line-break/><text:span text:style-name="T4"> <text:s text:c="7"/></text:span><text:span text:style-name="T2">hearing = </text:span><text:span text:style-name="T1">True</text:span><text:line-break/><text:span text:style-name="T1"> <text:s text:c="7"/>if </text:span><text:span text:style-name="T2">(is_internet_available()):</text:span><text:line-break/><text:span text:style-name="T2"> <text:s text:c="11"/>pvoice(</text:span><text:span text:style-name="T7">"yes sir, internet is connected"</text:span><text:span text:style-name="T2">)</text:span><text:line-break/><text:span text:style-name="T2"> <text:s text:c="7"/></text:span><text:span text:style-name="T1">else</text:span><text:span text:style-name="T2">:</text:span><text:line-break/><text:span text:style-name="T2"> <text:s text:c="11"/>pvoice(</text:span><text:span text:style-name="T7">"No sir, internet is not available"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what can you do|who are you|help</text:span><text:span text:style-name="T7">"</text:span><text:span text:style-name="T1">,</text:span><text:span text:style-name="T2">data.casefold()): <text:s/></text:span><text:span text:style-name="T4">#tell me your skills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pvoice(</text:span><text:span text:style-name="T7">"Sir, I am your personal assistant. I am programmed to do some minor tasks like opening youtube,google chrome and social sites like facebook ,search predict weather in different cities , get top headline news from times of india and you can ask me computational or geographical questions too!"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news</text:span><text:span text:style-name="T7">"</text:span><text:span text:style-name="T1">,</text:span><text:span text:style-name="T2">data.casefold()):</text:span><text:line-break/><text:span text:style-name="T2"> <text:s text:c="7"/>hearing = </text:span><text:span text:style-name="T1">True</text:span><text:line-break/><text:span text:style-name="T1"> <text:s text:c="7"/></text:span><text:span text:style-name="T2">s = requests.get(</text:span><text:span text:style-name="T7">"https://newsapi.org/v2/top-headlines?country=in&amp;apiKey=2d93bf550aec4aa78df47922f16a8cea"</text:span><text:span text:style-name="T2">)</text:span><text:line-break/><text:span text:style-name="T2"> <text:s text:c="7"/>raj = json.loads(s.content)</text:span><text:line-break/><text:span text:style-name="T2"> <text:s text:c="7"/>pvoice(</text:span><text:span text:style-name="T7">"Sir, According to times of india. First three news are:"</text:span><text:span text:style-name="T2">)</text:span><text:line-break/><text:span text:style-name="T2"> <text:s text:c="7"/></text:span><text:span text:style-name="T1">for </text:span><text:span text:style-name="T2">i </text:span><text:span text:style-name="T1">in </text:span><text:span text:style-name="T5">range</text:span><text:span text:style-name="T2">(</text:span><text:span text:style-name="T9">3</text:span><text:span text:style-name="T2">):</text:span><text:line-break/><text:span text:style-name="T2"> <text:s text:c="11"/>News = raj[</text:span><text:span text:style-name="T7">'articles'</text:span><text:span text:style-name="T2">][i][</text:span><text:span text:style-name="T7">'title'</text:span><text:span text:style-name="T2">]</text:span><text:line-break/><text:span text:style-name="T2"> <text:s text:c="11"/>pvoice(</text:span><text:span text:style-name="T7">f'</text:span><text:span text:style-name="T1">{</text:span><text:span text:style-name="T2">News</text:span><text:span text:style-name="T1">}</text:span><text:span text:style-name="T7">'</text:span><text:span text:style-name="T2">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libreoffice|libre office</text:span><text:span text:style-name="T7">"</text:span><text:span text:style-name="T1">,</text:span><text:span text:style-name="T2">data.casefold()): </text:span><text:span text:style-name="T4">#opening libreoffice suite</text:span><text:line-break/><text:span text:style-name="T4"> <text:s text:c="7"/></text:span><text:span text:style-name="T2">hearing = </text:span><text:span text:style-name="T1">True</text:span><text:line-break/><text:span text:style-name="T1"> <text:s text:c="7"/></text:span><text:span text:style-name="T2">gpath = </text:span><text:span text:style-name="T7">"C:\Program Files\LibreOffice\program\soffice.exe"</text:span><text:line-break/><text:span text:style-name="T7"> <text:s text:c="7"/></text:span><text:span text:style-name="T2">os.startfile(gpath)</text:span><text:line-break/><text:line-break/><text:span text:style-name="T2"> <text:s text:c="3"/></text:span><text:span text:style-name="T1">if </text:span><text:span text:style-name="T2">re.search(</text:span><text:span text:style-name="T7">"</text:span><text:span text:style-name="T8">bye</text:span><text:span text:style-name="T7">"</text:span><text:span text:style-name="T1">,</text:span><text:span text:style-name="T2">data.casefold()): </text:span><text:span text:style-name="T4">#terminating loop to assistance</text:span><text:line-break/><text:span text:style-name="T4"> <text:s text:c="7"/></text:span><text:span text:style-name="T2">hearing = </text:span><text:span text:style-name="T1">False</text:span><text:line-break/><text:span text:style-name="T1"> <text:s text:c="7"/></text:span><text:span text:style-name="T2">pvoice(</text:span><text:span text:style-name="T7">"Bye SIR,Please Take Care Yourself!"</text:span><text:span text:style-name="T2">)</text:span><text:line-break/><text:line-break/><text:span text:style-name="T2"> <text:s text:c="3"/></text:span><text:span text:style-name="T1">try</text:span><text:span text:style-name="T2">:</text:span><text:line-break/><text:span text:style-name="T2"> <text:s text:c="7"/></text:span><text:span text:style-name="T1">return </text:span><text:span text:style-name="T2">hearing</text:span><text:line-break/><text:span text:style-name="T2"> <text:s text:c="3"/></text:span><text:span text:style-name="T1">except </text:span><text:span text:style-name="T5">UnboundLocalError</text:span><text:span text:style-name="T2">:</text:span><text:line-break/><text:span text:style-name="T2"> <text:s text:c="7"/>pvoice(</text:span><text:span text:style-name="T7">"Please Re-Launch SIR"</text:span><text:span text:style-name="T2">)</text:span><text:line-break/><text:line-break/><text:span text:style-name="T2">pvoice(</text:span><text:span text:style-name="T7">"Hello SIR,what can I do for you?"</text:span><text:span text:style-name="T2">)</text:span><text:line-break/><text:span text:style-name="T2">hearing = </text:span><text:span text:style-name="T1">True</text:span><text:line-break/><text:span text:style-name="T1">while </text:span><text:span text:style-name="T2">hearing == </text:span><text:span text:style-name="T1">True</text:span><text:span text:style-name="T2">:</text:span><text:line-break/><text:soft-page-break/><text:span text:style-name="T2"> <text:s text:c="3"/>data = hear() </text:span><text:span text:style-name="T4">#calling to the hear from us through mic</text:span><text:line-break/><text:span text:style-name="T4"> <text:s text:c="3"/></text:span><text:span text:style-name="T2">hearing = personal_assistant(data) </text:span><text:span text:style-name="T4">#calling to get response from our assistance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3T21:20:13.143000000</meta:creation-date>
    <dc:date>2021-06-13T21:21:53.176000000</dc:date>
    <meta:editing-duration>PT1M41S</meta:editing-duration>
    <meta:editing-cycles>1</meta:editing-cycles>
    <meta:document-statistic meta:table-count="0" meta:image-count="0" meta:object-count="0" meta:page-count="4" meta:paragraph-count="1" meta:word-count="687" meta:character-count="7092" meta:non-whitespace-character-count="5314"/>
    <meta:generator>LibreOffice/7.1.4.2$Windows_X86_64 LibreOffice_project/a529a4fab45b75fefc5b6226684193eb000654f6</meta:generator>
  </office:meta>
</office:document-meta>
</file>